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6" style:family="graphic" style:parent-style-name="standard">
      <style:graphic-properties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id="id13" draw:layer="layout" svg:width="4cm" svg:height="4cm" svg:x="27.5cm" svg:y="51.5cm">
          <text:p text:style-name="P1">Render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3" draw:layer="layout" svg:width="4cm" svg:height="4cm" svg:x="18cm" svg:y="41cm">
          <text:p text:style-name="P1">Windo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1" draw:layer="layout" svg:width="4cm" svg:height="4cm" svg:x="13.5cm" svg:y="47cm">
          <text:p text:style-name="P1">GL Contex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" draw:layer="layout" svg:width="4cm" svg:height="4cm" svg:x="19.5cm" svg:y="34.5cm">
          <text:p text:style-name="P1">Inp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5" draw:layer="layout" svg:width="4cm" svg:height="4cm" svg:x="24.5cm" svg:y="42.5cm">
          <text:p text:style-name="P1">Ev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7" draw:layer="layout" svg:width="4cm" svg:height="4cm" svg:x="39.5cm" svg:y="35.5cm">
          <text:p text:style-name="P1">Logi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1" draw:layer="layout" svg:width="4cm" svg:height="4cm" svg:x="44cm" svg:y="48cm">
          <text:p text:style-name="P1">Phisic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" draw:layer="layout" svg:width="4cm" svg:height="4cm" svg:x="13cm" svg:y="26.5cm">
          <text:p text:style-name="P1">OS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4" draw:layer="layout" svg:width="4cm" svg:height="4cm" svg:x="25cm" svg:y="24cm">
          <text:p text:style-name="P1">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0" draw:layer="layout" svg:width="4cm" svg:height="4cm" svg:x="26cm" svg:y="36cm">
          <text:p text:style-name="P1">Sou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4" draw:layer="layout" svg:width="4cm" svg:height="4cm" svg:x="32.5cm" svg:y="34.5cm">
          <text:p text:style-name="P1">Resources<text:line-break/>manage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5" draw:layer="layout" svg:width="4cm" svg:height="4cm" svg:x="20.5cm" svg:y="29cm">
          <text:p text:style-name="P1">FileSyste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8" draw:layer="layout" svg:width="4cm" svg:height="4cm" svg:x="49.5cm" svg:y="35cm">
          <text:p text:style-name="P1">Script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6" draw:layer="layout" svg:width="4cm" svg:height="4cm" svg:x="20.5cm" svg:y="19.5cm">
          <text:p text:style-name="P1">Networking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2" draw:layer="layout" svg:width="4cm" svg:height="4cm" svg:x="27cm" svg:y="57.5cm">
          <text:p text:style-name="P1">St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8" draw:layer="layout" svg:width="4cm" svg:height="4cm" svg:x="31.5cm" svg:y="25.5cm">
          <text:p text:style-name="P1">Lo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6" draw:layer="layout" svg:width="4cm" svg:height="4cm" svg:x="45.5cm" svg:y="27cm">
          <text:p text:style-name="P1">A.I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2" draw:layer="layout" svg:width="4cm" svg:height="4cm" svg:x="45cm" svg:y="42.5cm">
          <text:p text:style-name="P1">Anim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7" draw:layer="layout" svg:width="4cm" svg:height="4cm" svg:x="33cm" svg:y="20cm">
          <text:p text:style-name="P1">Setting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0" draw:layer="layout" svg:width="4cm" svg:height="4cm" svg:x="30.5cm" svg:y="44cm">
          <text:p text:style-name="P1">Engi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6.415cm" svg:y1="29.915cm" svg:x2="20.085cm" svg:y2="35.085cm" draw:start-shape="id1" draw:start-glue-point="9" draw:end-shape="id2" draw:end-glue-point="5" svg:d="m16415 29915 3670 5170">
          <text:p/>
        </draw:connector>
        <draw:connector draw:style-name="gr2" draw:text-style-name="P1" draw:layer="layout" draw:type="line" svg:x1="15cm" svg:y1="30.5cm" svg:x2="20cm" svg:y2="41cm" draw:start-shape="id1" draw:start-glue-point="8" draw:end-shape="id3" draw:end-glue-point="4" svg:d="m15000 30500 5000 10500">
          <text:p/>
        </draw:connector>
        <draw:connector draw:style-name="gr2" draw:text-style-name="P1" draw:layer="layout" draw:type="line" svg:x1="16.415cm" svg:y1="27.085cm" svg:x2="25cm" svg:y2="26cm" draw:start-shape="id1" draw:start-glue-point="11" draw:end-shape="id4" draw:end-glue-point="6" svg:d="m16415 27085 8585-1085">
          <text:p/>
        </draw:connector>
        <draw:connector draw:style-name="gr2" draw:text-style-name="P1" draw:layer="layout" draw:type="line" svg:x1="17cm" svg:y1="28.5cm" svg:x2="20.5cm" svg:y2="31cm" draw:start-shape="id1" draw:start-glue-point="10" draw:end-shape="id5" draw:end-glue-point="6" svg:d="m17000 28500 3500 2500">
          <text:p/>
        </draw:connector>
        <draw:connector draw:style-name="gr2" draw:text-style-name="P1" draw:layer="layout" draw:type="line" svg:x1="15cm" svg:y1="26.5cm" svg:x2="20.5cm" svg:y2="21.5cm" draw:start-shape="id1" draw:start-glue-point="4" draw:end-shape="id6" draw:end-glue-point="6" svg:d="m15000 26500 5500-5000">
          <text:p/>
        </draw:connector>
        <draw:connector draw:style-name="gr2" draw:text-style-name="P1" draw:layer="layout" draw:type="line" svg:x1="23.915cm" svg:y1="22.915cm" svg:x2="25.585cm" svg:y2="24.585cm" draw:start-shape="id6" draw:start-glue-point="9" draw:end-shape="id4" draw:end-glue-point="5" svg:d="m23915 22915 1670 1670">
          <text:p/>
        </draw:connector>
        <draw:connector draw:style-name="gr2" draw:text-style-name="P1" draw:layer="layout" draw:type="line" svg:x1="23.915cm" svg:y1="29.585cm" svg:x2="25.585cm" svg:y2="27.415cm" draw:start-shape="id5" draw:start-glue-point="11" draw:end-shape="id4" draw:end-glue-point="7" svg:d="m23915 29585 1670-2170">
          <text:p/>
        </draw:connector>
        <draw:connector draw:style-name="gr2" draw:text-style-name="P1" draw:layer="layout" draw:type="line" svg:x1="28.415cm" svg:y1="24.585cm" svg:x2="33cm" svg:y2="22cm" draw:start-shape="id4" draw:start-glue-point="11" draw:end-shape="id7" draw:end-glue-point="6" svg:d="m28415 24585 4585-2585">
          <text:p/>
        </draw:connector>
        <draw:custom-shape draw:style-name="gr1" draw:text-style-name="P1" draw:id="id9" draw:layer="layout" svg:width="4cm" svg:height="4cm" svg:x="29.5cm" svg:y="30cm">
          <text:p text:style-name="P1">Resources<text:line-break/>reade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29cm" svg:y1="26cm" svg:x2="32.085cm" svg:y2="26.085cm" draw:start-shape="id4" draw:start-glue-point="10" draw:end-shape="id8" draw:end-glue-point="5" svg:d="m29000 26000 3085 85">
          <text:p/>
        </draw:connector>
        <draw:connector draw:style-name="gr2" draw:text-style-name="P1" draw:layer="layout" draw:type="line" svg:x1="28.415cm" svg:y1="27.415cm" svg:x2="30.085cm" svg:y2="30.585cm" draw:start-shape="id4" draw:start-glue-point="9" draw:end-shape="id9" draw:end-glue-point="5" svg:d="m28415 27415 1670 3170">
          <text:p/>
        </draw:connector>
        <draw:connector draw:style-name="gr2" draw:text-style-name="P1" draw:layer="layout" draw:type="line" svg:x1="27cm" svg:y1="28cm" svg:x2="28cm" svg:y2="36cm" draw:start-shape="id4" draw:start-glue-point="8" draw:end-shape="id10" svg:d="m27000 28000 1000 8000">
          <text:p/>
        </draw:connector>
        <draw:connector draw:style-name="gr2" draw:text-style-name="P1" draw:layer="layout" draw:type="line" svg:x1="13.585cm" svg:y1="29.915cm" svg:x2="14.085cm" svg:y2="47.585cm" draw:start-shape="id1" draw:start-glue-point="7" draw:end-shape="id11" draw:end-glue-point="5" svg:d="m13585 29915 500 17670">
          <text:p/>
        </draw:connector>
        <draw:connector draw:style-name="gr2" draw:text-style-name="P1" draw:layer="layout" draw:type="line" svg:x1="29cm" svg:y1="57.5cm" svg:x2="29.5cm" svg:y2="55.5cm" draw:start-shape="id12" draw:start-glue-point="4" draw:end-shape="id13" draw:end-glue-point="8" svg:d="m29000 57500 500-2000">
          <text:p/>
        </draw:connector>
        <draw:connector draw:style-name="gr2" draw:text-style-name="P1" draw:layer="layout" draw:type="line" svg:x1="32.915cm" svg:y1="33.415cm" svg:x2="33.085cm" svg:y2="35.085cm" draw:start-shape="id9" draw:start-glue-point="9" draw:end-shape="id14" draw:end-glue-point="5" svg:d="m32915 33415 170 1670">
          <text:p/>
        </draw:connector>
        <draw:connector draw:style-name="gr2" draw:text-style-name="P1" draw:layer="layout" draw:type="line" svg:x1="26.5cm" svg:y1="46.5cm" svg:x2="29.5cm" svg:y2="51.5cm" draw:start-shape="id15" draw:start-glue-point="8" draw:end-shape="id13" draw:end-glue-point="4" svg:d="m26500 46500 3000 5000">
          <text:p/>
        </draw:connector>
        <draw:connector draw:style-name="gr2" draw:text-style-name="P1" draw:layer="layout" draw:type="line" svg:x1="18.585cm" svg:y1="44.415cm" svg:x2="16.915cm" svg:y2="47.585cm" draw:start-shape="id3" draw:start-glue-point="7" draw:end-shape="id11" draw:end-glue-point="11" svg:d="m18585 44415-1670 3170">
          <text:p/>
        </draw:connector>
        <draw:connector draw:style-name="gr2" draw:text-style-name="P1" draw:layer="layout" draw:type="line" svg:x1="17.5cm" svg:y1="49cm" svg:x2="27.5cm" svg:y2="53.5cm" draw:start-shape="id11" draw:start-glue-point="10" draw:end-shape="id13" draw:end-glue-point="6" svg:d="m17500 49000 10000 4500">
          <text:p/>
        </draw:connector>
        <draw:connector draw:style-name="gr2" draw:text-style-name="P1" draw:layer="layout" draw:type="line" svg:x1="24.5cm" svg:y1="44.5cm" svg:x2="22cm" svg:y2="43cm" draw:start-shape="id15" draw:start-glue-point="6" draw:end-shape="id3" draw:end-glue-point="10" svg:d="m24500 44500-2500-1500">
          <text:p/>
        </draw:connector>
        <draw:connector draw:style-name="gr2" draw:text-style-name="P1" draw:layer="layout" draw:type="line" svg:x1="25.085cm" svg:y1="43.085cm" svg:x2="22.915cm" svg:y2="37.915cm" draw:start-shape="id15" draw:start-glue-point="5" draw:end-shape="id2" draw:end-glue-point="9" svg:d="m25085 43085-2170-5170">
          <text:p/>
        </draw:connector>
        <draw:connector draw:style-name="gr2" draw:text-style-name="P1" draw:layer="layout" draw:type="line" svg:x1="46.085cm" svg:y1="30.415cm" svg:x2="42.915cm" svg:y2="36.085cm" draw:start-shape="id16" draw:start-glue-point="7" draw:end-shape="id17" draw:end-glue-point="11" svg:d="m46085 30415-3170 5670">
          <text:p/>
        </draw:connector>
        <draw:connector draw:style-name="gr2" draw:text-style-name="P1" draw:layer="layout" draw:type="line" svg:x1="49.5cm" svg:y1="37cm" svg:x2="43.5cm" svg:y2="37.5cm" draw:start-shape="id18" draw:start-glue-point="6" draw:end-shape="id17" draw:end-glue-point="10" svg:d="m49500 37000-6000 500">
          <text:p/>
        </draw:connector>
        <draw:connector draw:style-name="gr2" draw:text-style-name="P1" draw:layer="layout" draw:type="line" svg:x1="51.5cm" svg:y1="35cm" svg:x2="48.915cm" svg:y2="30.415cm" draw:start-shape="id18" draw:start-glue-point="4" draw:end-shape="id16" draw:end-glue-point="9" svg:d="m51500 35000-2585-4585">
          <text:p/>
        </draw:connector>
        <draw:custom-shape draw:style-name="gr1" draw:text-style-name="P1" draw:id="id19" draw:layer="layout" svg:width="4cm" svg:height="4cm" svg:x="35.5cm" svg:y="42.5cm">
          <text:p text:style-name="P1">Sce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36.085cm" svg:y1="45.915cm" svg:x2="34.5cm" svg:y2="46cm" draw:start-shape="id19" draw:start-glue-point="7" draw:end-shape="id20" draw:end-glue-point="10" svg:d="m36085 45915-1585 85">
          <text:p/>
        </draw:connector>
        <draw:connector draw:style-name="gr2" draw:text-style-name="P1" draw:layer="layout" draw:type="line" svg:x1="30.915cm" svg:y1="52.085cm" svg:x2="37.5cm" svg:y2="46.5cm" draw:start-shape="id13" draw:start-glue-point="11" draw:end-shape="id19" draw:end-glue-point="8" svg:d="m30915 52085 6585-5585">
          <text:p/>
        </draw:connector>
        <draw:connector draw:style-name="gr2" draw:text-style-name="P1" draw:layer="layout" draw:type="line" svg:x1="44.585cm" svg:y1="48.585cm" svg:x2="38.915cm" svg:y2="45.915cm" draw:start-shape="id21" draw:start-glue-point="5" draw:end-shape="id19" draw:end-glue-point="9" svg:d="m44585 48585-5670-2670">
          <text:p/>
        </draw:connector>
        <draw:connector draw:style-name="gr2" draw:text-style-name="P1" draw:layer="layout" draw:type="line" svg:x1="45cm" svg:y1="44.5cm" svg:x2="39.5cm" svg:y2="44.5cm" draw:start-shape="id22" draw:start-glue-point="6" draw:end-shape="id19" draw:end-glue-point="10" svg:d="m45000 44500h-5500">
          <text:p/>
        </draw:connector>
        <draw:connector draw:style-name="gr2" draw:text-style-name="P1" draw:layer="layout" draw:type="line" svg:x1="40.085cm" svg:y1="38.915cm" svg:x2="38.915cm" svg:y2="43.085cm" draw:start-shape="id17" draw:start-glue-point="7" draw:end-shape="id19" draw:end-glue-point="11" svg:d="m40085 38915-1170 4170">
          <text:p/>
        </draw:connector>
        <draw:connector draw:style-name="gr2" draw:text-style-name="P1" draw:layer="layout" draw:type="line" svg:x1="34.5cm" svg:y1="38.5cm" svg:x2="36.085cm" svg:y2="43.085cm" draw:start-shape="id14" draw:start-glue-point="8" draw:end-shape="id19" draw:end-glue-point="5" svg:d="m34500 38500 1585 4585">
          <text:p/>
        </draw:connector>
        <draw:connector draw:style-name="gr2" draw:text-style-name="P1" draw:layer="layout" draw:type="line" svg:x1="29.415cm" svg:y1="39.415cm" svg:x2="35.5cm" svg:y2="44.5cm" draw:start-shape="id10" draw:start-glue-point="9" draw:end-shape="id19" draw:end-glue-point="6" svg:d="m29415 39415 6085 5085">
          <text:p/>
        </draw:connector>
        <draw:connector draw:style-name="gr2" draw:text-style-name="P1" draw:layer="layout" draw:type="line" svg:x1="28.5cm" svg:y1="44.5cm" svg:x2="30.5cm" svg:y2="46cm" draw:start-shape="id15" draw:start-glue-point="10" draw:end-shape="id20" svg:d="m28500 44500 2000 1500">
          <text:p/>
        </draw:connector>
      </draw:page>
      <draw:page draw:name="page2" draw:style-name="dp1" draw:master-page-name="Обычный">
        <draw:custom-shape draw:style-name="gr3" draw:text-style-name="P1" draw:layer="layout" svg:width="4cm" svg:height="4cm" svg:x="30cm" svg:y="8cm">
          <text:p text:style-name="P1">Rendere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9.5cm" svg:y="9cm">
          <text:p text:style-name="P1">Window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cm" svg:height="4cm" svg:x="79cm" svg:y="1.5cm">
          <text:p text:style-name="P1">GL Contex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10cm" svg:y="14cm">
          <text:p text:style-name="P1">Inpu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50cm" svg:y="8cm">
          <text:p text:style-name="P1">Event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30cm" svg:y="3cm">
          <text:p text:style-name="P1">Logi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44.5cm" svg:y="8cm">
          <text:p text:style-name="P1">Phisic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cm" svg:height="4cm" svg:x="79cm" svg:y="10.5cm">
          <text:p text:style-name="P1">OSAL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25cm" svg:y="3cm">
          <text:p text:style-name="P1">IO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45cm" svg:y="3cm">
          <text:p text:style-name="P1">Soun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39.5cm" svg:y="8cm">
          <text:p text:style-name="P1">Resources<text:line-break/>manager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15cm" svg:y="4cm">
          <text:p text:style-name="P1">FileSystem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40cm" svg:y="3cm">
          <text:p text:style-name="P1">Scripting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20cm" svg:y="3.5cm">
          <text:p text:style-name="P1">Networking 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cm" svg:height="4cm" svg:x="79cm" svg:y="6cm">
          <text:p text:style-name="P1">Stat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10cm" svg:y="4cm">
          <text:p text:style-name="P1">Log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35cm" svg:y="3cm">
          <text:p text:style-name="P1">A.I.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50cm" svg:y="3cm">
          <text:p text:style-name="P1">Animatio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4cm" svg:y="9cm">
          <text:p text:style-name="P1">Setting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4.5cm" svg:y="4cm">
          <text:p text:style-name="P1">Engin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35cm" svg:y="8cm">
          <text:p text:style-name="P1">Resources<text:line-break/>reader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25cm" svg:y="8cm">
          <text:p text:style-name="P1">Scen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3" draw:layer="layout" svg:width="3.5cm" svg:height="1cm" svg:x="61cm" svg:y="16cm">
          <text:p text:style-name="P1">I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5cm" svg:height="1cm" svg:x="37cm" svg:y="87.5cm">
          <text:p text:style-name="P1">Engin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24" draw:layer="layout" svg:width="3.5cm" svg:height="1cm" svg:x="55.5cm" svg:y="20cm">
          <text:p text:style-name="P1">IO_Rea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25" draw:layer="layout" svg:width="3.5cm" svg:height="1cm" svg:x="60cm" svg:y="20cm">
          <text:p text:style-name="P1">IO_Wri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26" draw:layer="layout" svg:width="3.5cm" svg:height="1cm" svg:x="66.5cm" svg:y="20cm">
          <text:p text:style-name="P1">IO_Random</text:p>
          <text:p text:style-name="P1">Access (RA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27" draw:layer="layout" svg:width="3.5cm" svg:height="1cm" svg:x="55.5cm" svg:y="28cm">
          <text:p text:style-name="P1">IO_Read</text:p>
          <text:p text:style-name="P1">RandomAccess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28" draw:layer="layout" svg:width="3.5cm" svg:height="1cm" svg:x="61.5cm" svg:y="28cm">
          <text:p text:style-name="P1">IO_Write</text:p>
          <text:p text:style-name="P1">RandomAcces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29" draw:layer="layout" svg:width="3.5cm" svg:height="1cm" svg:x="62.5cm" svg:y="23cm">
          <text:p text:style-name="P1">IO_ReadWri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30" draw:layer="layout" svg:width="3.5cm" svg:height="1cm" svg:x="67cm" svg:y="32.5cm">
          <text:p text:style-name="P1">IO_ReadWrite</text:p>
          <text:p text:style-name="P1">RandomAcces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svg:x1="62.75cm" svg:y1="17cm" svg:x2="57.25cm" svg:y2="20cm" draw:start-shape="id23" draw:start-glue-point="2" draw:end-shape="id24" draw:end-glue-point="0" svg:d="m62750 17000c0 2250-5500 750-5500 3000">
          <text:p/>
        </draw:connector>
        <draw:connector draw:style-name="gr2" draw:text-style-name="P1" draw:layer="layout" draw:type="curve" svg:x1="62.75cm" svg:y1="17cm" svg:x2="61.75cm" svg:y2="20cm" draw:start-shape="id23" draw:start-glue-point="2" draw:end-shape="id25" draw:end-glue-point="0" svg:d="m62750 17000c0 2250-1000 750-1000 3000">
          <text:p/>
        </draw:connector>
        <draw:connector draw:style-name="gr2" draw:text-style-name="P1" draw:layer="layout" draw:type="curve" svg:x1="62.75cm" svg:y1="17cm" svg:x2="68.25cm" svg:y2="20cm" draw:start-shape="id23" draw:start-glue-point="2" draw:end-shape="id26" draw:end-glue-point="0" svg:d="m62750 17000c0 2250 5500 750 5500 3000">
          <text:p/>
        </draw:connector>
        <draw:connector draw:style-name="gr2" draw:text-style-name="P1" draw:layer="layout" draw:type="curve" svg:x1="57.25cm" svg:y1="21cm" svg:x2="57.25cm" svg:y2="28cm" draw:start-shape="id24" draw:start-glue-point="2" draw:end-shape="id27" svg:d="m57250 21000v7000">
          <text:p/>
        </draw:connector>
        <draw:connector draw:style-name="gr2" draw:text-style-name="P1" draw:layer="layout" draw:type="curve" draw:line-skew="1cm" svg:x1="61.75cm" svg:y1="21cm" svg:x2="63.25cm" svg:y2="28cm" draw:start-shape="id25" draw:start-glue-point="2" draw:end-shape="id28" draw:end-glue-point="0" svg:d="m61750 21000c0 6750 1500 3250 1500 7000">
          <text:p/>
        </draw:connector>
        <draw:connector draw:style-name="gr2" draw:text-style-name="P1" draw:layer="layout" draw:type="curve" draw:line-skew="1.5cm" svg:x1="68.25cm" svg:y1="21cm" svg:x2="63.25cm" svg:y2="28cm" draw:start-shape="id26" draw:start-glue-point="2" draw:end-shape="id28" svg:d="m68250 21000c0 7536-5000 4036-5000 7000">
          <text:p/>
        </draw:connector>
        <draw:connector draw:style-name="gr2" draw:text-style-name="P1" draw:layer="layout" draw:type="curve" draw:line-skew="0.464cm" svg:x1="68.25cm" svg:y1="21cm" svg:x2="57.25cm" svg:y2="28cm" draw:start-shape="id26" draw:start-glue-point="2" draw:end-shape="id27" draw:end-glue-point="0" svg:d="m68250 21000c0 5982-11000 2482-11000 7000">
          <text:p/>
        </draw:connector>
        <draw:connector draw:style-name="gr2" draw:text-style-name="P1" draw:layer="layout" draw:type="curve" svg:x1="61.75cm" svg:y1="21cm" svg:x2="64.25cm" svg:y2="23cm" draw:start-shape="id25" draw:start-glue-point="2" draw:end-shape="id29" draw:end-glue-point="0" svg:d="m61750 21000c0 1500 2500 500 2500 2000">
          <text:p/>
        </draw:connector>
        <draw:connector draw:style-name="gr2" draw:text-style-name="P1" draw:layer="layout" draw:type="curve" svg:x1="57.25cm" svg:y1="21cm" svg:x2="64.25cm" svg:y2="23cm" draw:start-shape="id24" draw:start-glue-point="2" draw:end-shape="id29" draw:end-glue-point="0" svg:d="m57250 21000c0 1500 7000 500 7000 2000">
          <text:p/>
        </draw:connector>
        <draw:connector draw:style-name="gr2" draw:text-style-name="P1" draw:layer="layout" draw:type="curve" svg:x1="64.25cm" svg:y1="24cm" svg:x2="68.75cm" svg:y2="32.5cm" draw:start-shape="id29" draw:start-glue-point="2" draw:end-shape="id30" draw:end-glue-point="0" svg:d="m64250 24000c0 6375 4500 2125 4500 8500">
          <text:p/>
        </draw:connector>
        <draw:connector draw:style-name="gr2" draw:text-style-name="P1" draw:layer="layout" draw:type="curve" svg:x1="63.25cm" svg:y1="29cm" svg:x2="68.75cm" svg:y2="32.5cm" draw:start-shape="id28" draw:start-glue-point="2" draw:end-shape="id30" draw:end-glue-point="0" svg:d="m63250 29000c0 2625 5500 875 5500 3500">
          <text:p/>
        </draw:connector>
        <draw:connector draw:style-name="gr2" draw:text-style-name="P1" draw:layer="layout" draw:type="curve" svg:x1="57.25cm" svg:y1="29cm" svg:x2="68.75cm" svg:y2="32.5cm" draw:start-shape="id27" draw:start-glue-point="2" draw:end-shape="id30" draw:end-glue-point="0" svg:d="m57250 29000c0 2625 11500 875 11500 3500">
          <text:p/>
        </draw:connector>
        <draw:custom-shape draw:style-name="gr1" draw:text-style-name="P1" draw:id="id31" draw:layer="layout" svg:width="3.5cm" svg:height="1cm" svg:x="67cm" svg:y="36cm">
          <text:p text:style-name="P1">IO_Fi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32" draw:layer="layout" svg:width="3.5cm" svg:height="1cm" svg:x="71cm" svg:y="28cm">
          <text:p text:style-name="P1">IO_Socke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svg:x1="68.75cm" svg:y1="33.5cm" svg:x2="68.75cm" svg:y2="36cm" draw:start-shape="id30" draw:start-glue-point="2" draw:end-shape="id31" draw:end-glue-point="0" svg:d="m68750 33500v2500">
          <text:p/>
        </draw:connector>
        <draw:connector draw:style-name="gr2" draw:text-style-name="P1" draw:layer="layout" draw:type="curve" svg:x1="64.25cm" svg:y1="24cm" svg:x2="72.75cm" svg:y2="28cm" draw:start-shape="id29" draw:start-glue-point="2" draw:end-shape="id32" draw:end-glue-point="0" svg:d="m64250 24000c0 3000 8500 1000 8500 4000">
          <text:p/>
        </draw:connector>
        <draw:custom-shape draw:style-name="gr1" draw:text-style-name="P1" draw:layer="layout" svg:width="3.5cm" svg:height="1cm" svg:x="37cm" svg:y="90.5cm">
          <text:p text:style-name="P1">Window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33" draw:layer="layout" svg:width="3.5cm" svg:height="1cm" svg:x="17cm" svg:y="26.5cm">
          <text:p text:style-name="P1">Inpu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35" draw:layer="layout" svg:width="3.5cm" svg:height="1cm" svg:x="15cm" svg:y="29.5cm">
          <text:p text:style-name="P1">KeyboardInpu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34" draw:layer="layout" svg:width="3.5cm" svg:height="1cm" svg:x="19cm" svg:y="29.5cm">
          <text:p text:style-name="P1">MouseInpu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svg:x1="18.75cm" svg:y1="27.5cm" svg:x2="20.75cm" svg:y2="29.5cm" draw:start-shape="id33" draw:start-glue-point="2" draw:end-shape="id34" draw:end-glue-point="0" svg:d="m18750 27500c0 1500 2000 500 2000 2000">
          <text:p/>
        </draw:connector>
        <draw:connector draw:style-name="gr2" draw:text-style-name="P1" draw:layer="layout" draw:type="curve" svg:x1="18.75cm" svg:y1="27.5cm" svg:x2="16.75cm" svg:y2="29.5cm" draw:start-shape="id33" draw:start-glue-point="2" draw:end-shape="id35" draw:end-glue-point="0" svg:d="m18750 27500c0 1500-2000 500-2000 2000">
          <text:p/>
        </draw:connector>
        <draw:custom-shape draw:style-name="gr1" draw:text-style-name="P1" draw:id="id36" draw:layer="layout" svg:width="3.5cm" svg:height="1cm" svg:x="16.5cm" svg:y="43cm">
          <text:p text:style-name="P1">SubSyste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37" draw:layer="layout" svg:width="3.5cm" svg:height="1cm" svg:x="6cm" svg:y="52cm">
          <text:p text:style-name="P1">InputSystem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svg:x1="18.25cm" svg:y1="44cm" svg:x2="7.75cm" svg:y2="52cm" draw:start-shape="id36" draw:start-glue-point="2" draw:end-shape="id37" svg:d="m18250 44000c0 6000-10500 2000-10500 8000">
          <text:p/>
        </draw:connector>
        <draw:custom-shape draw:style-name="gr1" draw:text-style-name="P1" draw:id="id38" draw:layer="layout" svg:width="3.5cm" svg:height="1cm" svg:x="17cm" svg:y="33.5cm">
          <text:p text:style-name="P1">Queu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41" draw:layer="layout" svg:width="3.5cm" svg:height="1cm" svg:x="13cm" svg:y="36.5cm">
          <text:p text:style-name="P1">RenderQueu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40" draw:layer="layout" svg:width="3.5cm" svg:height="1cm" svg:x="17cm" svg:y="36.5cm">
          <text:p text:style-name="P1">PhisicsQueu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39" draw:layer="layout" svg:width="4cm" svg:height="1cm" svg:x="21cm" svg:y="36.5cm">
          <text:p text:style-name="P1">OcclusionQueu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svg:x1="18.75cm" svg:y1="34.5cm" svg:x2="23cm" svg:y2="36.5cm" draw:start-shape="id38" draw:start-glue-point="2" draw:end-shape="id39" draw:end-glue-point="0" svg:d="m18750 34500c0 1500 4250 500 4250 2000">
          <text:p/>
        </draw:connector>
        <draw:connector draw:style-name="gr2" draw:text-style-name="P1" draw:layer="layout" draw:type="curve" svg:x1="18.75cm" svg:y1="34.5cm" svg:x2="18.75cm" svg:y2="36.5cm" draw:start-shape="id38" draw:start-glue-point="2" draw:end-shape="id40" draw:end-glue-point="0" svg:d="m18750 34500v2000">
          <text:p/>
        </draw:connector>
        <draw:connector draw:style-name="gr2" draw:text-style-name="P1" draw:layer="layout" draw:type="curve" svg:x1="18.75cm" svg:y1="34.5cm" svg:x2="14.75cm" svg:y2="36.5cm" draw:start-shape="id38" draw:start-glue-point="2" draw:end-shape="id41" draw:end-glue-point="0" svg:d="m18750 34500c0 1500-4000 500-4000 2000">
          <text:p/>
        </draw:connector>
        <draw:custom-shape draw:style-name="gr1" draw:text-style-name="P1" draw:id="id42" draw:layer="layout" svg:width="3.5cm" svg:height="1cm" svg:x="8.5cm" svg:y="53.5cm">
          <text:p text:style-name="P1">RenderSystem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svg:x1="18.25cm" svg:y1="44cm" svg:x2="10.25cm" svg:y2="53.5cm" draw:start-shape="id36" draw:start-glue-point="2" draw:end-shape="id42" svg:d="m18250 44000c0 7125-8000 2375-8000 9500">
          <text:p/>
        </draw:connector>
        <draw:custom-shape draw:style-name="gr1" draw:text-style-name="P1" draw:id="id43" draw:layer="layout" svg:width="3.5cm" svg:height="1cm" svg:x="22cm" svg:y="55cm">
          <text:p text:style-name="P1">FileSystem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svg:x1="18.25cm" svg:y1="44cm" svg:x2="23.75cm" svg:y2="55cm" draw:start-shape="id36" draw:end-shape="id43" draw:end-glue-point="0" svg:d="m18250 44000c0 8250 5500 2750 5500 11000">
          <text:p/>
        </draw:connector>
        <draw:custom-shape draw:style-name="gr1" draw:text-style-name="P1" draw:id="id44" draw:layer="layout" svg:width="3.5cm" svg:height="1cm" svg:x="27cm" svg:y="52cm">
          <text:p text:style-name="P1">PhisicsSystem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svg:x1="18.25cm" svg:y1="44cm" svg:x2="28.75cm" svg:y2="52cm" draw:start-shape="id36" draw:start-glue-point="2" draw:end-shape="id44" draw:end-glue-point="0" svg:d="m18250 44000c0 6000 10500 2000 10500 8000">
          <text:p/>
        </draw:connector>
        <draw:custom-shape draw:style-name="gr4" draw:text-style-name="P1" draw:layer="layout" svg:width="3.5cm" svg:height="1cm" svg:x="1cm" svg:y="2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1cm" svg:x="41cm" svg:y="90.5cm">
          <text:p text:style-name="P1">Lo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5cm" svg:height="1cm" svg:x="41cm" svg:y="92cm">
          <text:p text:style-name="P1">Setting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5cm" svg:height="1cm" svg:x="41cm" svg:y="87.5cm">
          <text:p text:style-name="P1">Scen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5cm" svg:height="1cm" svg:x="37cm" svg:y="92cm">
          <text:p text:style-name="P1">A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5cm" svg:height="1cm" svg:x="41cm" svg:y="89cm">
          <text:p text:style-name="P1">Ev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48" draw:layer="layout" svg:width="3.5cm" svg:height="1cm" svg:x="13.5cm" svg:y="53.5cm">
          <text:p text:style-name="P1">EventSyste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47" draw:layer="layout" svg:width="3.5cm" svg:height="1cm" svg:x="16.5cm" svg:y="52cm">
          <text:p text:style-name="P1">LogicSyste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46" draw:layer="layout" svg:width="4cm" svg:height="1cm" svg:x="19cm" svg:y="53.5cm">
          <text:p text:style-name="P1">AnimationSyste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45" draw:layer="layout" svg:width="3.5cm" svg:height="1cm" svg:x="24.5cm" svg:y="53.5cm">
          <text:p text:style-name="P1">ScriptingSyste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49" draw:layer="layout" svg:width="3.5cm" svg:height="1cm" svg:x="11cm" svg:y="55cm">
          <text:p text:style-name="P1">SoundSystem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svg:x1="18.25cm" svg:y1="44cm" svg:x2="26.25cm" svg:y2="53.5cm" draw:start-shape="id36" draw:start-glue-point="2" draw:end-shape="id45" draw:end-glue-point="0" svg:d="m18250 44000c0 7125 8000 2375 8000 9500">
          <text:p/>
        </draw:connector>
        <draw:connector draw:style-name="gr2" draw:text-style-name="P1" draw:layer="layout" draw:type="curve" draw:line-skew="0.25cm" svg:x1="18.25cm" svg:y1="44cm" svg:x2="21cm" svg:y2="53.5cm" draw:start-shape="id36" draw:start-glue-point="2" draw:end-shape="id46" draw:end-glue-point="0" svg:d="m18250 44000c0 7500 2750 2750 2750 9500">
          <text:p/>
        </draw:connector>
        <draw:connector draw:style-name="gr2" draw:text-style-name="P1" draw:layer="layout" draw:type="curve" svg:x1="18.25cm" svg:y1="44cm" svg:x2="18.25cm" svg:y2="52cm" draw:start-shape="id36" draw:start-glue-point="2" draw:end-shape="id47" draw:end-glue-point="0" svg:d="m18250 44000v8000">
          <text:p/>
        </draw:connector>
        <draw:connector draw:style-name="gr2" draw:text-style-name="P1" draw:layer="layout" draw:type="curve" draw:line-skew="0.25cm" svg:x1="18.25cm" svg:y1="44cm" svg:x2="15.25cm" svg:y2="53.5cm" draw:start-shape="id36" draw:start-glue-point="2" draw:end-shape="id48" draw:end-glue-point="0" svg:d="m18250 44000c0 7500-3000 2750-3000 9500">
          <text:p/>
        </draw:connector>
        <draw:connector draw:style-name="gr2" draw:text-style-name="P1" draw:layer="layout" draw:type="curve" svg:x1="18.25cm" svg:y1="44cm" svg:x2="12.75cm" svg:y2="55cm" draw:start-shape="id36" draw:start-glue-point="2" draw:end-shape="id49" svg:d="m18250 44000c0 8250-5500 2750-5500 11000">
          <text:p/>
        </draw:connector>
        <draw:custom-shape draw:style-name="gr1" draw:text-style-name="P2" draw:id="id51" draw:layer="layout" svg:width="3.5cm" svg:height="1cm" svg:x="35cm" svg:y="25cm">
          <text:p text:style-name="P1"><text:span text:style-name="T1">ClassObject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draw:id="id50" draw:layer="layout" svg:width="3.5cm" svg:height="1cm" svg:x="42cm" svg:y="2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43.75cm" svg:y1="26cm" svg:x2="36.75cm" svg:y2="25cm" draw:start-shape="id50" draw:start-glue-point="2" draw:end-shape="id51" draw:end-glue-point="0" svg:d="m43750 26000c0 751-3500 501-3500-500s-3500-1251-3500-500">
          <text:p/>
        </draw:connector>
        <draw:custom-shape draw:style-name="gr1" draw:text-style-name="P1" draw:id="id54" draw:layer="layout" svg:width="3.5cm" svg:height="1cm" svg:x="68cm" svg:y="43.5cm">
          <text:p text:style-name="P1">Resourc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1cm" svg:x="32.5cm" svg:y="92cm">
          <text:p text:style-name="P1">Resources</text:p>
          <text:p text:style-name="P1">Manag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1cm" svg:x="32.5cm" svg:y="90.5cm">
          <text:p text:style-name="P1">Resource</text:p>
          <text:p text:style-name="P1">Manager</text:p>
          <draw:enhanced-geometry svg:viewBox="0 0 21600 21600" draw:type="rectangle" draw:enhanced-path="M 0 0 L 21600 0 21600 21600 0 21600 0 0 Z N"/>
        </draw:custom-shape>
        <draw:custom-shape draw:style-name="gr1" draw:text-style-name="P1" draw:id="id61" draw:layer="layout" svg:width="3.5cm" svg:height="1cm" svg:x="17.5cm" svg:y="63cm">
          <text:p text:style-name="P1">Resource</text:p>
          <text:p text:style-name="P1">Reade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5cm" svg:height="1.5cm" svg:x="1cm" svg:y="116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53" draw:layer="layout" svg:width="3.5cm" svg:height="1cm" svg:x="51cm" svg:y="62.5cm">
          <text:p text:style-name="P1">Texture</text:p>
          <draw:enhanced-geometry svg:viewBox="0 0 21600 21600" draw:type="rectangle" draw:enhanced-path="M 0 0 L 21600 0 21600 21600 0 21600 0 0 Z N"/>
        </draw:custom-shape>
        <draw:custom-shape draw:style-name="gr1" draw:text-style-name="P1" draw:id="id55" draw:layer="layout" svg:width="3.5cm" svg:height="1cm" svg:x="72cm" svg:y="48.5cm">
          <text:p text:style-name="P1">Buff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56" draw:layer="layout" svg:width="3.5cm" svg:height="1cm" svg:x="63.5cm" svg:y="64.5cm">
          <text:p text:style-name="P1">Shader</text:p>
          <draw:enhanced-geometry svg:viewBox="0 0 21600 21600" draw:type="rectangle" draw:enhanced-path="M 0 0 L 21600 0 21600 21600 0 21600 0 0 Z N"/>
        </draw:custom-shape>
        <draw:custom-shape draw:style-name="gr1" draw:text-style-name="P1" draw:id="id57" draw:layer="layout" svg:width="3.5cm" svg:height="1cm" svg:x="68.5cm" svg:y="65.5cm">
          <text:p text:style-name="P1">Program</text:p>
          <draw:enhanced-geometry svg:viewBox="0 0 21600 21600" draw:type="rectangle" draw:enhanced-path="M 0 0 L 21600 0 21600 21600 0 21600 0 0 Z N"/>
        </draw:custom-shape>
        <draw:custom-shape draw:style-name="gr1" draw:text-style-name="P1" draw:id="id58" draw:layer="layout" svg:width="3.5cm" svg:height="1cm" svg:x="60cm" svg:y="61.5cm">
          <text:p text:style-name="P1">Mesh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60" draw:layer="layout" svg:width="3.5cm" svg:height="1cm" svg:x="54cm" svg:y="60cm">
          <text:p text:style-name="P1">Model</text:p>
          <draw:enhanced-geometry svg:viewBox="0 0 21600 21600" draw:type="rectangle" draw:enhanced-path="M 0 0 L 21600 0 21600 21600 0 21600 0 0 Z N"/>
        </draw:custom-shape>
        <draw:custom-shape draw:style-name="gr1" draw:text-style-name="P1" draw:id="id59" draw:layer="layout" svg:width="3.5cm" svg:height="1cm" svg:x="56.5cm" svg:y="64.5cm">
          <text:p text:style-name="P1">Material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draw:line-skew="-0.5cm" svg:x1="64.75cm" svg:y1="51.5cm" svg:x2="52.75cm" svg:y2="62.5cm" draw:start-shape="id52" draw:start-glue-point="2" draw:end-shape="id53" draw:end-glue-point="0" svg:d="m64750 51500c0 7500-12000 2000-12000 11000">
          <text:p/>
        </draw:connector>
        <draw:connector draw:style-name="gr2" draw:text-style-name="P1" draw:layer="layout" draw:type="curve" svg:x1="69.75cm" svg:y1="44.5cm" svg:x2="73.75cm" svg:y2="48.5cm" draw:start-shape="id54" draw:start-glue-point="2" draw:end-shape="id55" draw:end-glue-point="0" svg:d="m69750 44500c0 3000 4000 1000 4000 4000">
          <text:p/>
        </draw:connector>
        <draw:connector draw:style-name="gr2" draw:text-style-name="P1" draw:layer="layout" draw:type="curve" svg:x1="64.75cm" svg:y1="51.5cm" svg:x2="65.25cm" svg:y2="64.5cm" draw:start-shape="id52" draw:start-glue-point="2" draw:end-shape="id56" draw:end-glue-point="0" svg:d="m64750 51500c0 9750 500 3250 500 13000">
          <text:p/>
        </draw:connector>
        <draw:connector draw:style-name="gr2" draw:text-style-name="P1" draw:layer="layout" draw:type="curve" svg:x1="64.75cm" svg:y1="51.5cm" svg:x2="70.25cm" svg:y2="65.5cm" draw:start-shape="id52" draw:start-glue-point="2" draw:end-shape="id57" svg:d="m64750 51500c0 10500 5500 3500 5500 14000">
          <text:p/>
        </draw:connector>
        <draw:connector draw:style-name="gr2" draw:text-style-name="P1" draw:layer="layout" draw:type="curve" draw:line-skew="0.5cm" svg:x1="64.75cm" svg:y1="51.5cm" svg:x2="61.75cm" svg:y2="61.5cm" draw:start-shape="id52" draw:start-glue-point="2" draw:end-shape="id58" draw:end-glue-point="0" svg:d="m64750 51500c0 8250-3000 3250-3000 10000">
          <text:p/>
        </draw:connector>
        <draw:connector draw:style-name="gr2" draw:text-style-name="P1" draw:layer="layout" draw:type="curve" draw:line-skew="-0.5cm" svg:x1="64.75cm" svg:y1="51.5cm" svg:x2="58.25cm" svg:y2="64.5cm" draw:start-shape="id52" draw:end-shape="id59" draw:end-glue-point="0" svg:d="m64750 51500c0 9000-6500 2500-6500 13000">
          <text:p/>
        </draw:connector>
        <draw:connector draw:style-name="gr2" draw:text-style-name="P1" draw:layer="layout" draw:type="curve" draw:line-skew="0.75cm" svg:x1="64.75cm" svg:y1="51.5cm" svg:x2="55.75cm" svg:y2="60cm" draw:start-shape="id52" draw:start-glue-point="2" draw:end-shape="id60" draw:end-glue-point="0" svg:d="m64750 51500c0 7500-9000 3250-9000 8500">
          <text:p/>
        </draw:connector>
        <draw:custom-shape draw:style-name="gr1" draw:text-style-name="P1" draw:id="id64" draw:layer="layout" svg:width="3.5cm" svg:height="1cm" svg:x="5.5cm" svg:y="68cm">
          <text:p text:style-name="P1">Texture</text:p>
          <text:p text:style-name="P1">Reader</text:p>
          <draw:enhanced-geometry svg:viewBox="0 0 21600 21600" draw:type="rectangle" draw:enhanced-path="M 0 0 L 21600 0 21600 21600 0 21600 0 0 Z N"/>
        </draw:custom-shape>
        <draw:custom-shape draw:style-name="gr1" draw:text-style-name="P1" draw:id="id63" draw:layer="layout" svg:width="3.5cm" svg:height="1cm" svg:x="9.5cm" svg:y="68cm">
          <text:p text:style-name="P1">Model</text:p>
          <text:p text:style-name="P1">Reader</text:p>
          <draw:enhanced-geometry svg:viewBox="0 0 21600 21600" draw:type="rectangle" draw:enhanced-path="M 0 0 L 21600 0 21600 21600 0 21600 0 0 Z N"/>
        </draw:custom-shape>
        <draw:custom-shape draw:style-name="gr1" draw:text-style-name="P1" draw:id="id62" draw:layer="layout" svg:width="3.5cm" svg:height="1cm" svg:x="13.5cm" svg:y="68cm">
          <text:p text:style-name="P1">Shader</text:p>
          <text:p text:style-name="P1">Reader</text:p>
          <draw:enhanced-geometry svg:viewBox="0 0 21600 21600" draw:type="rectangle" draw:enhanced-path="M 0 0 L 21600 0 21600 21600 0 21600 0 0 Z N"/>
        </draw:custom-shape>
        <draw:custom-shape draw:style-name="gr1" draw:text-style-name="P1" draw:id="id65" draw:layer="layout" svg:width="3.5cm" svg:height="1cm" svg:x="17.5cm" svg:y="68cm">
          <text:p text:style-name="P1">Material</text:p>
          <text:p text:style-name="P1">Read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svg:x1="19.25cm" svg:y1="64cm" svg:x2="15.25cm" svg:y2="68cm" draw:start-shape="id61" draw:start-glue-point="2" draw:end-shape="id62" draw:end-glue-point="0" svg:d="m19250 64000c0 3000-4000 1000-4000 4000">
          <text:p/>
        </draw:connector>
        <draw:connector draw:style-name="gr2" draw:text-style-name="P1" draw:layer="layout" draw:type="curve" svg:x1="19.25cm" svg:y1="64cm" svg:x2="11.25cm" svg:y2="68cm" draw:start-shape="id61" draw:start-glue-point="2" draw:end-shape="id63" draw:end-glue-point="0" svg:d="m19250 64000c0 3000-8000 1000-8000 4000">
          <text:p/>
        </draw:connector>
        <draw:connector draw:style-name="gr2" draw:text-style-name="P1" draw:layer="layout" draw:type="curve" svg:x1="19.25cm" svg:y1="64cm" svg:x2="7.25cm" svg:y2="68cm" draw:start-shape="id61" draw:start-glue-point="2" draw:end-shape="id64" draw:end-glue-point="0" svg:d="m19250 64000c0 3000-12000 1000-12000 4000">
          <text:p/>
        </draw:connector>
        <draw:connector draw:style-name="gr2" draw:text-style-name="P1" draw:layer="layout" draw:type="curve" svg:x1="19.25cm" svg:y1="64cm" svg:x2="19.25cm" svg:y2="68cm" draw:start-shape="id61" draw:start-glue-point="2" draw:end-shape="id65" draw:end-glue-point="0" svg:d="m19250 64000v4000">
          <text:p/>
        </draw:connector>
        <draw:custom-shape draw:style-name="gr1" draw:text-style-name="P1" draw:id="id68" draw:layer="layout" svg:width="3.5cm" svg:height="1cm" svg:x="60.5cm" svg:y="68cm">
          <text:p text:style-name="P1">VertexShader</text:p>
          <draw:enhanced-geometry svg:viewBox="0 0 21600 21600" draw:type="rectangle" draw:enhanced-path="M 0 0 L 21600 0 21600 21600 0 21600 0 0 Z N"/>
        </draw:custom-shape>
        <draw:custom-shape draw:style-name="gr1" draw:text-style-name="P1" draw:id="id67" draw:layer="layout" svg:width="4cm" svg:height="1cm" svg:x="63.5cm" svg:y="70cm">
          <text:p text:style-name="P1">GeometryShader</text:p>
          <draw:enhanced-geometry svg:viewBox="0 0 21600 21600" draw:type="rectangle" draw:enhanced-path="M 0 0 L 21600 0 21600 21600 0 21600 0 0 Z N"/>
        </draw:custom-shape>
        <draw:custom-shape draw:style-name="gr1" draw:text-style-name="P1" draw:id="id66" draw:layer="layout" svg:width="4cm" svg:height="1cm" svg:x="66.5cm" svg:y="68cm">
          <text:p text:style-name="P1">FragmentShader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65.25cm" svg:y1="65.5cm" svg:x2="68.5cm" svg:y2="68cm" draw:start-shape="id56" draw:start-glue-point="2" draw:end-shape="id66" draw:end-glue-point="0" svg:d="m65250 65500c0 1875 3250 625 3250 2500">
          <text:p/>
        </draw:connector>
        <draw:connector draw:style-name="gr2" draw:text-style-name="P1" draw:layer="layout" draw:type="curve" svg:x1="65.25cm" svg:y1="65.5cm" svg:x2="65.5cm" svg:y2="70cm" draw:start-shape="id56" draw:start-glue-point="2" draw:end-shape="id67" draw:end-glue-point="0" svg:d="m65250 65500c0 3375 250 1125 250 4500">
          <text:p/>
        </draw:connector>
        <draw:connector draw:style-name="gr2" draw:text-style-name="P1" draw:layer="layout" draw:type="curve" svg:x1="65.25cm" svg:y1="65.5cm" svg:x2="62.25cm" svg:y2="68cm" draw:start-shape="id56" draw:start-glue-point="2" draw:end-shape="id68" draw:end-glue-point="0" svg:d="m65250 65500c0 1875-3000 625-3000 2500">
          <text:p/>
        </draw:connector>
        <draw:custom-shape draw:style-name="gr1" draw:text-style-name="P1" draw:id="id102" draw:layer="layout" svg:width="3.5cm" svg:height="1cm" svg:x="35.5cm" svg:y="55.5cm">
          <text:p text:style-name="P1">RenderBuff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1cm" svg:x="32.5cm" svg:y="87.5cm">
          <text:p text:style-name="P1">FrameBuffer</text:p>
          <draw:enhanced-geometry svg:viewBox="0 0 21600 21600" draw:type="rectangle" draw:enhanced-path="M 0 0 L 21600 0 21600 21600 0 21600 0 0 Z N"/>
        </draw:custom-shape>
        <draw:custom-shape draw:style-name="gr1" draw:text-style-name="P1" draw:id="id69" draw:layer="layout" svg:width="3.5cm" svg:height="1cm" svg:x="5.5cm" svg:y="71cm">
          <text:p text:style-name="P1">TGA</text:p>
          <text:p text:style-name="P1">Reader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7.25cm" svg:y1="69cm" svg:x2="7.25cm" svg:y2="71cm" draw:start-shape="id64" draw:start-glue-point="2" draw:end-shape="id69" draw:end-glue-point="0" svg:d="m7250 69000v2000">
          <text:p/>
        </draw:connector>
        <draw:custom-shape draw:style-name="gr1" draw:text-style-name="P1" draw:id="id70" draw:layer="layout" svg:width="3.5cm" svg:height="1cm" svg:x="71cm" svg:y="63.5cm">
          <text:p text:style-name="P1">Script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64.75cm" svg:y1="51.5cm" svg:x2="72.75cm" svg:y2="63.5cm" draw:start-shape="id52" draw:start-glue-point="2" draw:end-shape="id70" draw:end-glue-point="0" svg:d="m64750 51500c0 9000 8000 3000 8000 12000">
          <text:p/>
        </draw:connector>
        <draw:custom-shape draw:style-name="gr1" draw:text-style-name="P1" draw:id="id71" draw:layer="layout" svg:width="3.5cm" svg:height="1cm" svg:x="77cm" svg:y="53cm">
          <text:p text:style-name="P1">VertexBuff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74" draw:layer="layout" svg:width="3.5cm" svg:height="1cm" svg:x="67cm" svg:y="53cm">
          <text:p text:style-name="P1">TextureBuff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72" draw:layer="layout" svg:width="3.5cm" svg:height="1cm" svg:x="70cm" svg:y="55cm">
          <text:p text:style-name="P1">IndexBuff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73" draw:layer="layout" svg:width="3.5cm" svg:height="1cm" svg:x="74cm" svg:y="55cm">
          <text:p text:style-name="P1">UniformBuff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draw:line-skew="0.125cm" svg:x1="73.75cm" svg:y1="49.5cm" svg:x2="78.75cm" svg:y2="53cm" draw:start-shape="id55" draw:start-glue-point="2" draw:end-shape="id71" draw:end-glue-point="0" svg:d="m73750 49500c0 2812 5000 1063 5000 3500">
          <text:p/>
        </draw:connector>
        <draw:connector draw:style-name="gr2" draw:text-style-name="P1" draw:layer="layout" draw:type="curve" svg:x1="73.75cm" svg:y1="49.5cm" svg:x2="71.75cm" svg:y2="55cm" draw:start-shape="id55" draw:start-glue-point="2" draw:end-shape="id72" draw:end-glue-point="0" svg:d="m73750 49500c0 4125-2000 1375-2000 5500">
          <text:p/>
        </draw:connector>
        <draw:connector draw:style-name="gr2" draw:text-style-name="P1" draw:layer="layout" draw:type="curve" svg:x1="73.75cm" svg:y1="49.5cm" svg:x2="75.75cm" svg:y2="55cm" draw:start-shape="id55" draw:start-glue-point="2" draw:end-shape="id73" svg:d="m73750 49500c0 4125 2000 1375 2000 5500">
          <text:p/>
        </draw:connector>
        <draw:connector draw:style-name="gr2" draw:text-style-name="P1" draw:layer="layout" draw:type="curve" draw:line-skew="0.125cm" svg:x1="73.75cm" svg:y1="49.5cm" svg:x2="68.75cm" svg:y2="53cm" draw:start-shape="id55" draw:start-glue-point="2" draw:end-shape="id74" draw:end-glue-point="0" svg:d="m73750 49500c0 2812-5000 1063-5000 3500">
          <text:p/>
        </draw:connector>
        <draw:custom-shape draw:style-name="gr1" draw:text-style-name="P1" draw:id="id76" draw:layer="layout" svg:width="3.5cm" svg:height="1cm" svg:x="46cm" svg:y="71cm">
          <text:p text:style-name="P1">Texture2D</text:p>
          <draw:enhanced-geometry svg:viewBox="0 0 21600 21600" draw:type="rectangle" draw:enhanced-path="M 0 0 L 21600 0 21600 21600 0 21600 0 0 Z N"/>
        </draw:custom-shape>
        <draw:custom-shape draw:style-name="gr1" draw:text-style-name="P1" draw:id="id75" draw:layer="layout" svg:width="3.5cm" svg:height="1cm" svg:x="49cm" svg:y="69cm">
          <text:p text:style-name="P1">Texture3D</text:p>
          <draw:enhanced-geometry svg:viewBox="0 0 21600 21600" draw:type="rectangle" draw:enhanced-path="M 0 0 L 21600 0 21600 21600 0 21600 0 0 Z N"/>
        </draw:custom-shape>
        <draw:custom-shape draw:style-name="gr1" draw:text-style-name="P1" draw:id="id77" draw:layer="layout" svg:width="3.5cm" svg:height="1cm" svg:x="44cm" svg:y="68cm">
          <text:p text:style-name="P1">Texture1D</text:p>
          <draw:enhanced-geometry svg:viewBox="0 0 21600 21600" draw:type="rectangle" draw:enhanced-path="M 0 0 L 21600 0 21600 21600 0 21600 0 0 Z N"/>
        </draw:custom-shape>
        <draw:custom-shape draw:style-name="gr1" draw:text-style-name="P1" draw:id="id78" draw:layer="layout" svg:width="3.5cm" svg:height="1cm" svg:x="51.5cm" svg:y="71.5cm">
          <text:p text:style-name="P1">TextureCube</text:p>
          <draw:enhanced-geometry svg:viewBox="0 0 21600 21600" draw:type="rectangle" draw:enhanced-path="M 0 0 L 21600 0 21600 21600 0 21600 0 0 Z N"/>
        </draw:custom-shape>
        <draw:custom-shape draw:style-name="gr1" draw:text-style-name="P1" draw:id="id79" draw:layer="layout" svg:width="3.5cm" svg:height="1cm" svg:x="54cm" svg:y="69cm">
          <text:p text:style-name="P1">TextureRect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draw:line-skew="0.25cm" svg:x1="52.75cm" svg:y1="63.5cm" svg:x2="50.75cm" svg:y2="69cm" draw:start-shape="id53" draw:start-glue-point="2" draw:end-shape="id75" draw:end-glue-point="0" svg:d="m52750 63500c0 4500-2000 1750-2000 5500">
          <text:p/>
        </draw:connector>
        <draw:connector draw:style-name="gr2" draw:text-style-name="P1" draw:layer="layout" draw:type="curve" draw:line-skew="-0.25cm" svg:x1="52.75cm" svg:y1="63.5cm" svg:x2="47.75cm" svg:y2="71cm" draw:start-shape="id53" draw:start-glue-point="2" draw:end-shape="id76" draw:end-glue-point="0" svg:d="m52750 63500c0 5250-5000 1500-5000 7500">
          <text:p/>
        </draw:connector>
        <draw:connector draw:style-name="gr2" draw:text-style-name="P1" draw:layer="layout" draw:type="curve" svg:x1="52.75cm" svg:y1="63.5cm" svg:x2="45.75cm" svg:y2="68cm" draw:start-shape="id53" draw:start-glue-point="2" draw:end-shape="id77" draw:end-glue-point="0" svg:d="m52750 63500c0 3375-7000 1125-7000 4500">
          <text:p/>
        </draw:connector>
        <draw:connector draw:style-name="gr2" draw:text-style-name="P1" draw:layer="layout" draw:type="curve" svg:x1="52.75cm" svg:y1="63.5cm" svg:x2="53.25cm" svg:y2="71.5cm" draw:start-shape="id53" draw:start-glue-point="2" draw:end-shape="id78" draw:end-glue-point="0" svg:d="m52750 63500c0 6000 500 2000 500 8000">
          <text:p/>
        </draw:connector>
        <draw:connector draw:style-name="gr2" draw:text-style-name="P1" draw:layer="layout" draw:type="curve" svg:x1="52.75cm" svg:y1="63.5cm" svg:x2="55.75cm" svg:y2="69cm" draw:start-shape="id53" draw:start-glue-point="2" draw:end-shape="id79" draw:end-glue-point="0" svg:d="m52750 63500c0 4125 3000 1375 3000 5500">
          <text:p/>
        </draw:connector>
        <draw:custom-shape draw:style-name="gr1" draw:text-style-name="P1" draw:id="id93" draw:layer="layout" svg:width="3.5cm" svg:height="1cm" svg:x="48cm" svg:y="35.5cm">
          <text:p text:style-name="P1">GameObject</text:p>
          <draw:enhanced-geometry svg:viewBox="0 0 21600 21600" draw:type="rectangle" draw:enhanced-path="M 0 0 L 21600 0 21600 21600 0 21600 0 0 Z N"/>
        </draw:custom-shape>
        <draw:custom-shape draw:style-name="gr1" draw:text-style-name="P1" draw:id="id95" draw:layer="layout" svg:width="3.5cm" svg:height="1cm" svg:x="31cm" svg:y="41cm">
          <text:p text:style-name="P1">Camera</text:p>
          <draw:enhanced-geometry svg:viewBox="0 0 21600 21600" draw:type="rectangle" draw:enhanced-path="M 0 0 L 21600 0 21600 21600 0 21600 0 0 Z N"/>
        </draw:custom-shape>
        <draw:custom-shape draw:style-name="gr1" draw:text-style-name="P1" draw:id="id82" draw:layer="layout" svg:width="3.5cm" svg:height="1cm" svg:x="29.5cm" svg:y="68cm">
          <text:p text:style-name="P1">Program</text:p>
          <text:p text:style-name="P1">Reader</text:p>
          <draw:enhanced-geometry svg:viewBox="0 0 21600 21600" draw:type="rectangle" draw:enhanced-path="M 0 0 L 21600 0 21600 21600 0 21600 0 0 Z N"/>
        </draw:custom-shape>
        <draw:custom-shape draw:style-name="gr1" draw:text-style-name="P1" draw:id="id81" draw:layer="layout" svg:width="3.5cm" svg:height="1cm" svg:x="25.5cm" svg:y="68cm">
          <text:p text:style-name="P1">Mesh</text:p>
          <text:p text:style-name="P1">Read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80" draw:layer="layout" svg:width="3.5cm" svg:height="1cm" svg:x="21.5cm" svg:y="68cm">
          <text:p text:style-name="P1">Script</text:p>
          <text:p text:style-name="P1">Read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svg:x1="19.25cm" svg:y1="64cm" svg:x2="23.25cm" svg:y2="68cm" draw:start-shape="id61" draw:start-glue-point="2" draw:end-shape="id80" draw:end-glue-point="0" svg:d="m19250 64000c0 3000 4000 1000 4000 4000">
          <text:p/>
        </draw:connector>
        <draw:connector draw:style-name="gr2" draw:text-style-name="P1" draw:layer="layout" draw:type="curve" svg:x1="19.25cm" svg:y1="64cm" svg:x2="27.25cm" svg:y2="68cm" draw:start-shape="id61" draw:start-glue-point="2" draw:end-shape="id81" svg:d="m19250 64000c0 3000 8000 1000 8000 4000">
          <text:p/>
        </draw:connector>
        <draw:connector draw:style-name="gr2" draw:text-style-name="P1" draw:layer="layout" draw:type="curve" svg:x1="19.25cm" svg:y1="64cm" svg:x2="31.25cm" svg:y2="68cm" draw:start-shape="id61" draw:start-glue-point="2" draw:end-shape="id82" draw:end-glue-point="0" svg:d="m19250 64000c0 3000 12000 1000 12000 4000">
          <text:p/>
        </draw:connector>
        <draw:custom-shape draw:style-name="gr1" draw:text-style-name="P1" draw:layer="layout" svg:width="4cm" svg:height="1cm" svg:x="32cm" svg:y="89cm">
          <text:p text:style-name="P1">RenderOperation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84" draw:layer="layout" svg:width="3.5cm" svg:height="1cm" svg:x="38cm" svg:y="52cm">
          <text:p text:style-name="P1">RenderTarget</text:p>
          <draw:enhanced-geometry svg:viewBox="0 0 21600 21600" draw:type="rectangle" draw:enhanced-path="M 0 0 L 21600 0 21600 21600 0 21600 0 0 Z N"/>
        </draw:custom-shape>
        <draw:custom-shape draw:style-name="gr1" draw:text-style-name="P1" draw:id="id92" draw:layer="layout" svg:width="3.5cm" svg:height="1cm" svg:x="44cm" svg:y="35.5cm">
          <text:p text:style-name="P1">PhysicalObject</text:p>
          <draw:enhanced-geometry svg:viewBox="0 0 21600 21600" draw:type="rectangle" draw:enhanced-path="M 0 0 L 21600 0 21600 21600 0 21600 0 0 Z N"/>
        </draw:custom-shape>
        <draw:custom-shape draw:style-name="gr1" draw:text-style-name="P1" draw:id="id91" draw:layer="layout" svg:width="3.5cm" svg:height="1cm" svg:x="40cm" svg:y="35.5cm">
          <text:p text:style-name="P1">GraphicalObjec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1cm" svg:x="37cm" svg:y="89cm">
          <text:p text:style-name="P1">Transformation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draw:line-skew="-1.876cm" svg:x1="45.75cm" svg:y1="30cm" svg:x2="32.75cm" svg:y2="41cm" draw:start-shape="id83" draw:start-glue-point="2" svg:d="m45750 30000c0 5812-13000 313-13000 11000">
          <text:p/>
        </draw:connector>
        <draw:custom-shape draw:style-name="gr1" draw:text-style-name="P1" draw:id="id52" draw:layer="layout" svg:width="3.5cm" svg:height="1cm" svg:x="63cm" svg:y="50.5cm">
          <text:p text:style-name="P1">FileResource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2" draw:text-style-name="P1" draw:layer="layout" draw:type="curve" svg:x1="69.75cm" svg:y1="44.5cm" svg:x2="64.75cm" svg:y2="50.5cm" draw:start-shape="id54" draw:start-glue-point="2" draw:end-shape="id52" draw:end-glue-point="0" svg:d="m69750 44500c0 4500-5000 1500-5000 6000">
          <text:p/>
        </draw:connector>
        <draw:custom-shape draw:style-name="gr1" draw:text-style-name="P1" draw:id="id85" draw:layer="layout" svg:width="3.5cm" svg:height="1cm" svg:x="39.5cm" svg:y="55.5cm">
          <text:p text:style-name="P1">Surfac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svg:x1="39.75cm" svg:y1="53cm" svg:x2="41.25cm" svg:y2="55.5cm" draw:start-shape="id84" draw:start-glue-point="2" draw:end-shape="id85" draw:end-glue-point="0" svg:d="m39750 53000c0 1875 1500 625 1500 2500">
          <text:p/>
        </draw:connector>
        <draw:custom-shape draw:style-name="gr1" draw:text-style-name="P1" draw:id="id87" draw:layer="layout" svg:width="3.5cm" svg:height="1cm" svg:x="39.5cm" svg:y="60cm">
          <text:p text:style-name="P1">Texture2D</text:p>
          <text:p text:style-name="P1">surface</text:p>
          <draw:enhanced-geometry svg:viewBox="0 0 21600 21600" draw:type="rectangle" draw:enhanced-path="M 0 0 L 21600 0 21600 21600 0 21600 0 0 Z N"/>
        </draw:custom-shape>
        <draw:custom-shape draw:style-name="gr1" draw:text-style-name="P1" draw:id="id89" draw:layer="layout" svg:width="3.5cm" svg:height="1cm" svg:x="36.5cm" svg:y="62cm">
          <text:p text:style-name="P1">Texture3D</text:p>
          <text:p text:style-name="P1">layer surface</text:p>
          <draw:enhanced-geometry svg:viewBox="0 0 21600 21600" draw:type="rectangle" draw:enhanced-path="M 0 0 L 21600 0 21600 21600 0 21600 0 0 Z N"/>
        </draw:custom-shape>
        <draw:custom-shape draw:style-name="gr1" draw:text-style-name="P1" draw:id="id86" draw:layer="layout" svg:width="3.5cm" svg:height="1cm" svg:x="34cm" svg:y="60cm">
          <text:p text:style-name="P1">Texture1D</text:p>
          <text:p text:style-name="P1">surface</text:p>
          <draw:enhanced-geometry svg:viewBox="0 0 21600 21600" draw:type="rectangle" draw:enhanced-path="M 0 0 L 21600 0 21600 21600 0 21600 0 0 Z N"/>
        </draw:custom-shape>
        <draw:custom-shape draw:style-name="gr1" draw:text-style-name="P1" draw:id="id90" draw:layer="layout" svg:width="3.5cm" svg:height="1cm" svg:x="42.5cm" svg:y="62cm">
          <text:p text:style-name="P1">TextureCube</text:p>
          <text:p text:style-name="P1">face surface</text:p>
          <draw:enhanced-geometry svg:viewBox="0 0 21600 21600" draw:type="rectangle" draw:enhanced-path="M 0 0 L 21600 0 21600 21600 0 21600 0 0 Z N"/>
        </draw:custom-shape>
        <draw:custom-shape draw:style-name="gr1" draw:text-style-name="P1" draw:id="id88" draw:layer="layout" svg:width="3.5cm" svg:height="1cm" svg:x="45cm" svg:y="60cm">
          <text:p text:style-name="P1">TextureRect</text:p>
          <text:p text:style-name="P1">surface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41.25cm" svg:y1="56.5cm" svg:x2="35.75cm" svg:y2="60cm" draw:start-shape="id85" draw:start-glue-point="2" draw:end-shape="id86" draw:end-glue-point="0" svg:d="m41250 56500c0 2625-5500 875-5500 3500">
          <text:p/>
        </draw:connector>
        <draw:connector draw:style-name="gr2" draw:text-style-name="P1" draw:layer="layout" draw:type="curve" svg:x1="41.25cm" svg:y1="56.5cm" svg:x2="41.25cm" svg:y2="60cm" draw:start-shape="id85" draw:start-glue-point="2" draw:end-shape="id87" draw:end-glue-point="0" svg:d="m41250 56500v3500">
          <text:p/>
        </draw:connector>
        <draw:connector draw:style-name="gr2" draw:text-style-name="P1" draw:layer="layout" draw:type="curve" svg:x1="41.25cm" svg:y1="56.5cm" svg:x2="46.75cm" svg:y2="60cm" draw:start-shape="id85" draw:start-glue-point="2" draw:end-shape="id88" draw:end-glue-point="0" svg:d="m41250 56500c0 2625 5500 875 5500 3500">
          <text:p/>
        </draw:connector>
        <draw:connector draw:style-name="gr2" draw:text-style-name="P1" draw:layer="layout" draw:type="curve" svg:x1="41.25cm" svg:y1="56.5cm" svg:x2="38.25cm" svg:y2="62cm" draw:start-shape="id85" draw:start-glue-point="2" draw:end-shape="id89" draw:end-glue-point="0" svg:d="m41250 56500c0 4125-3000 1375-3000 5500">
          <text:p/>
        </draw:connector>
        <draw:connector draw:style-name="gr2" draw:text-style-name="P1" draw:layer="layout" draw:type="curve" svg:x1="41.25cm" svg:y1="56.5cm" svg:x2="44.25cm" svg:y2="62cm" draw:start-shape="id85" draw:start-glue-point="2" draw:end-shape="id90" svg:d="m41250 56500c0 4125 3000 1375 3000 5500">
          <text:p/>
        </draw:connector>
        <draw:custom-shape draw:style-name="gr1" draw:text-style-name="P1" draw:id="id94" draw:layer="layout" svg:width="4cm" svg:height="1cm" svg:x="34cm" svg:y="32.5cm">
          <text:p text:style-name="P1">UpdatableObject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45.75cm" svg:y1="30cm" svg:x2="41.75cm" svg:y2="35.5cm" draw:start-shape="id83" draw:start-glue-point="2" draw:end-shape="id91" svg:d="m45750 30000c0 4125-4000 1375-4000 5500">
          <text:p/>
        </draw:connector>
        <draw:connector draw:style-name="gr2" draw:text-style-name="P1" draw:layer="layout" draw:type="curve" svg:x1="45.75cm" svg:y1="30cm" svg:x2="45.75cm" svg:y2="35.5cm" draw:start-shape="id83" draw:start-glue-point="2" draw:end-shape="id92" svg:d="m45750 30000v5500">
          <text:p/>
        </draw:connector>
        <draw:connector draw:style-name="gr2" draw:text-style-name="P1" draw:layer="layout" draw:type="curve" svg:x1="45.75cm" svg:y1="30cm" svg:x2="49.75cm" svg:y2="35.5cm" draw:start-shape="id83" draw:end-shape="id93" draw:end-glue-point="0" svg:d="m45750 30000c0 4125 4000 1375 4000 5500">
          <text:p/>
        </draw:connector>
        <draw:connector draw:style-name="gr2" draw:text-style-name="P1" draw:layer="layout" draw:type="curve" svg:x1="43.75cm" svg:y1="26cm" svg:x2="36cm" svg:y2="32.5cm" draw:start-shape="id50" draw:start-glue-point="2" draw:end-shape="id94" svg:d="m43750 26000c0 4875-7750 1625-7750 6500">
          <text:p/>
        </draw:connector>
        <draw:connector draw:style-name="gr2" draw:text-style-name="P1" draw:layer="layout" draw:type="curve" svg:x1="45.75cm" svg:y1="30cm" svg:x2="32.75cm" svg:y2="41cm" draw:start-shape="id83" draw:start-glue-point="2" draw:end-shape="id95" svg:d="m45750 30000c0 8250-13000 2750-13000 11000">
          <text:p/>
        </draw:connector>
        <draw:custom-shape draw:style-name="gr1" draw:text-style-name="P1" draw:id="id96" draw:layer="layout" svg:width="3.5cm" svg:height="1cm" svg:x="34cm" svg:y="43cm">
          <text:p text:style-name="P1">ParticleSystem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svg:x1="36cm" svg:y1="33.5cm" svg:x2="35.75cm" svg:y2="43cm" draw:start-shape="id94" draw:start-glue-point="2" draw:end-shape="id96" draw:end-glue-point="0" svg:d="m36000 33500c0 7125-250 2375-250 9500">
          <text:p/>
        </draw:connector>
        <draw:connector draw:style-name="gr2" draw:text-style-name="P1" draw:layer="layout" draw:type="curve" svg:x1="41.75cm" svg:y1="36.5cm" svg:x2="35.75cm" svg:y2="43cm" draw:start-shape="id91" draw:start-glue-point="2" draw:end-shape="id96" svg:d="m41750 36500c0 4875-6000 1625-6000 6500">
          <text:p/>
        </draw:connector>
        <draw:custom-shape draw:style-name="gr4" draw:text-style-name="P1" draw:layer="layout" svg:width="3.5cm" svg:height="1cm" svg:x="1cm" svg:y="23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1" draw:id="id97" draw:layer="layout" svg:width="3.5cm" svg:height="1cm" svg:x="50.5cm" svg:y="43cm">
          <text:p text:style-name="P1">Trigger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49.75cm" svg:y1="36.5cm" svg:x2="52.25cm" svg:y2="43cm" draw:start-shape="id93" draw:start-glue-point="2" draw:end-shape="id97" draw:end-glue-point="0" svg:d="m49750 36500c0 4875 2500 1625 2500 6500">
          <text:p/>
        </draw:connector>
        <draw:custom-shape draw:style-name="gr1" draw:text-style-name="P1" draw:id="id98" draw:layer="layout" svg:width="3.5cm" svg:height="1cm" svg:x="38.5cm" svg:y="44cm">
          <text:p text:style-name="P1">Decal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svg:x1="41.75cm" svg:y1="36.5cm" svg:x2="40.25cm" svg:y2="44cm" draw:start-shape="id91" draw:start-glue-point="2" draw:end-shape="id98" svg:d="m41750 36500c0 5625-1500 1875-1500 7500">
          <text:p/>
        </draw:connector>
        <draw:custom-shape draw:style-name="gr1" draw:text-style-name="P1" draw:id="id99" draw:layer="layout" svg:width="3.5cm" svg:height="1cm" svg:x="42.5cm" svg:y="44cm">
          <text:p text:style-name="P1">Billboard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41.75cm" svg:y1="36.5cm" svg:x2="44.25cm" svg:y2="44cm" draw:start-shape="id91" draw:start-glue-point="2" draw:end-shape="id99" draw:end-glue-point="0" svg:d="m41750 36500c0 5625 2500 1875 2500 7500">
          <text:p/>
        </draw:connector>
        <draw:custom-shape draw:style-name="gr1" draw:text-style-name="P1" draw:id="id100" draw:layer="layout" svg:width="3.5cm" svg:height="1cm" svg:x="54cm" svg:y="41.5cm">
          <text:p text:style-name="P1">Light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49.75cm" svg:y1="36.5cm" svg:x2="55.75cm" svg:y2="41.5cm" draw:start-shape="id93" draw:start-glue-point="2" draw:end-shape="id100" draw:end-glue-point="0" svg:d="m49750 36500c0 3750 6000 1250 6000 5000">
          <text:p/>
        </draw:connector>
        <draw:custom-shape draw:style-name="gr1" draw:text-style-name="P1" draw:id="id101" draw:layer="layout" svg:width="3.5cm" svg:height="1cm" svg:x="46.5cm" svg:y="43.5cm">
          <text:p text:style-name="P1">Body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svg:x1="45.75cm" svg:y1="36.5cm" svg:x2="48.25cm" svg:y2="43.5cm" draw:start-shape="id92" draw:start-glue-point="2" draw:end-shape="id101" draw:end-glue-point="0" svg:d="m45750 36500c0 5250 2500 1750 2500 7000">
          <text:p/>
        </draw:connector>
        <draw:custom-shape draw:style-name="gr1" draw:text-style-name="P1" draw:id="id83" draw:layer="layout" svg:width="3.5cm" svg:height="1cm" svg:x="44cm" svg:y="29cm">
          <text:p text:style-name="P1">Entity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43.75cm" svg:y1="26cm" svg:x2="45.75cm" svg:y2="29cm" draw:start-shape="id50" draw:start-glue-point="2" draw:end-shape="id83" draw:end-glue-point="0" svg:d="m43750 26000c0 2250 2000 750 2000 3000">
          <text:p/>
        </draw:connector>
        <draw:connector draw:style-name="gr2" draw:text-style-name="P1" draw:layer="layout" draw:type="curve" svg:x1="39.75cm" svg:y1="53cm" svg:x2="37.25cm" svg:y2="55.5cm" draw:start-shape="id84" draw:start-glue-point="2" draw:end-shape="id102" draw:end-glue-point="0" svg:d="m39750 53000c0 1875-2500 625-2500 2500">
          <text:p/>
        </draw:connector>
      </draw:page>
      <draw:page draw:name="page3" draw:style-name="dp1" draw:master-page-name="Обычный">
        <draw:custom-shape draw:style-name="gr1" draw:text-style-name="P1" draw:id="id107" draw:layer="layout" svg:width="5.5cm" svg:height="2cm" svg:x="46.5cm" svg:y="62.5cm">
          <text:p text:style-name="P1">DrawElemen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id="id103" draw:layer="layout" svg:width="5.5cm" svg:height="2cm" svg:x="46.5cm" svg:y="50.5cm">
          <text:p text:style-name="P1">Bind Shader</text:p>
          <draw:enhanced-geometry svg:viewBox="0 0 21600 21600" draw:type="rectangle" draw:enhanced-path="M 0 0 L 21600 0 21600 21600 0 21600 0 0 Z N"/>
        </draw:custom-shape>
        <draw:custom-shape draw:style-name="gr1" draw:text-style-name="P1" draw:id="id104" draw:layer="layout" svg:width="5.5cm" svg:height="2cm" svg:x="46.5cm" svg:y="53.5cm">
          <text:p text:style-name="P1">Set shader attribs</text:p>
          <draw:enhanced-geometry svg:viewBox="0 0 21600 21600" draw:type="rectangle" draw:enhanced-path="M 0 0 L 21600 0 21600 21600 0 21600 0 0 Z N"/>
        </draw:custom-shape>
        <draw:custom-shape draw:style-name="gr1" draw:text-style-name="P1" draw:id="id105" draw:layer="layout" svg:width="5.5cm" svg:height="2cm" svg:x="46.5cm" svg:y="56.5cm">
          <text:p text:style-name="P1">Bind textures</text:p>
          <draw:enhanced-geometry svg:viewBox="0 0 21600 21600" draw:type="rectangle" draw:enhanced-path="M 0 0 L 21600 0 21600 21600 0 21600 0 0 Z N"/>
        </draw:custom-shape>
        <draw:custom-shape draw:style-name="gr1" draw:text-style-name="P1" draw:id="id106" draw:layer="layout" svg:width="5.5cm" svg:height="2cm" svg:x="46.5cm" svg:y="59.5cm">
          <text:p text:style-name="P1">Bind buffer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49.25cm" svg:y1="52.5cm" svg:x2="49.25cm" svg:y2="53.5cm" draw:start-shape="id103" draw:start-glue-point="2" draw:end-shape="id104" draw:end-glue-point="0" svg:d="m49250 52500v1000">
          <text:p/>
        </draw:connector>
        <draw:connector draw:style-name="gr2" draw:text-style-name="P1" draw:layer="layout" draw:type="line" svg:x1="49.25cm" svg:y1="55.5cm" svg:x2="49.25cm" svg:y2="56.5cm" draw:start-shape="id104" draw:start-glue-point="2" draw:end-shape="id105" draw:end-glue-point="0" svg:d="m49250 55500v1000">
          <text:p/>
        </draw:connector>
        <draw:connector draw:style-name="gr2" draw:text-style-name="P1" draw:layer="layout" draw:type="line" svg:x1="49.25cm" svg:y1="58.5cm" svg:x2="49.25cm" svg:y2="59.5cm" draw:start-shape="id105" draw:start-glue-point="2" draw:end-shape="id106" draw:end-glue-point="0" svg:d="m49250 58500v1000">
          <text:p/>
        </draw:connector>
        <draw:connector draw:style-name="gr2" draw:text-style-name="P1" draw:layer="layout" draw:type="line" svg:x1="49.25cm" svg:y1="61.5cm" svg:x2="49.25cm" svg:y2="62.5cm" draw:start-shape="id106" draw:start-glue-point="2" draw:end-shape="id107" draw:end-glue-point="0" svg:d="m49250 61500v1000">
          <text:p/>
        </draw:connector>
        <draw:rect draw:style-name="gr6" draw:text-style-name="P1" draw:layer="layout" svg:width="7.5cm" svg:height="18cm" svg:x="33.5cm" svg:y="47.5cm">
          <text:p/>
        </draw:rect>
        <draw:frame draw:style-name="gr7" draw:layer="layout" svg:width="4cm" svg:height="1cm" svg:x="35.5cm" svg:y="48.5cm">
          <draw:text-box>
            <text:p>Per material</text:p>
          </draw:text-box>
        </draw:frame>
        <draw:custom-shape draw:style-name="gr1" draw:text-style-name="P1" draw:id="id111" draw:layer="layout" svg:width="5.5cm" svg:height="2cm" svg:x="34.5cm" svg:y="53.5cm">
          <text:p text:style-name="P1">Draw foreach</text:p>
          <text:p text:style-name="P1">mesh</text:p>
          <draw:enhanced-geometry svg:viewBox="0 0 21600 21600" draw:type="rectangle" draw:enhanced-path="M 0 0 L 21600 0 21600 21600 0 21600 0 0 Z N"/>
        </draw:custom-shape>
        <draw:rect draw:style-name="gr6" draw:text-style-name="P1" draw:layer="layout" svg:width="7.5cm" svg:height="18cm" svg:x="45.5cm" svg:y="47.5cm">
          <text:p/>
        </draw:rect>
        <draw:frame draw:style-name="gr7" draw:layer="layout" svg:width="3.5cm" svg:height="1cm" svg:x="47.5cm" svg:y="48.5cm">
          <draw:text-box>
            <text:p>Per mesh</text:p>
          </draw:text-box>
        </draw:frame>
        <draw:rect draw:style-name="gr6" draw:text-style-name="P1" draw:id="id109" draw:layer="layout" svg:width="7.5cm" svg:height="18cm" svg:x="7cm" svg:y="47.5cm">
          <text:p/>
        </draw:rect>
        <draw:frame draw:style-name="gr7" draw:layer="layout" svg:width="4cm" svg:height="1cm" svg:x="9cm" svg:y="48.5cm">
          <draw:text-box>
            <text:p>Per frame</text:p>
          </draw:text-box>
        </draw:frame>
        <draw:custom-shape draw:style-name="gr4" draw:text-style-name="P1" draw:id="id108" draw:layer="layout" svg:width="10.5cm" svg:height="3cm" svg:x="5.5cm" svg:y="4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5.5cm" svg:height="2cm" svg:x="8cm" svg:y="50.5cm">
          <text:p text:style-name="P1">Draw foreach</text:p>
          <text:p text:style-name="P1">camera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5cm" svg:height="2cm" svg:x="27.5cm" svg:y="37.5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0.75cm" svg:y1="45.5cm" svg:x2="10.75cm" svg:y2="47.5cm" draw:start-shape="id108" draw:start-glue-point="2" draw:end-shape="id109" draw:end-glue-point="0" svg:d="m10750 45500v2000">
          <text:p/>
        </draw:connector>
        <draw:rect draw:style-name="gr6" draw:text-style-name="P1" draw:layer="layout" svg:width="7.5cm" svg:height="18cm" svg:x="20cm" svg:y="47.5cm">
          <text:p/>
        </draw:rect>
        <draw:frame draw:style-name="gr7" draw:layer="layout" svg:width="4cm" svg:height="1cm" svg:x="22cm" svg:y="48.5cm">
          <draw:text-box>
            <text:p>Per camera</text:p>
          </draw:text-box>
        </draw:frame>
        <draw:custom-shape draw:style-name="gr1" draw:text-style-name="P1" draw:id="id116" draw:layer="layout" svg:width="5.5cm" svg:height="2cm" svg:x="21cm" svg:y="62.5cm">
          <text:p text:style-name="P1">Draw foreach</text:p>
          <text:p text:style-name="P1">material</text:p>
          <draw:enhanced-geometry svg:viewBox="0 0 21600 21600" draw:type="rectangle" draw:enhanced-path="M 0 0 L 21600 0 21600 21600 0 21600 0 0 Z N"/>
        </draw:custom-shape>
        <draw:custom-shape draw:style-name="gr1" draw:text-style-name="P1" draw:id="id112" draw:layer="layout" svg:width="5.5cm" svg:height="2cm" svg:x="21cm" svg:y="50.5cm">
          <text:p text:style-name="P1">Get objects</text:p>
          <text:p text:style-name="P1">in frustum</text:p>
          <draw:enhanced-geometry svg:viewBox="0 0 21600 21600" draw:type="rectangle" draw:enhanced-path="M 0 0 L 21600 0 21600 21600 0 21600 0 0 Z N"/>
        </draw:custom-shape>
        <draw:custom-shape draw:style-name="gr1" draw:text-style-name="P1" draw:id="id113" draw:layer="layout" svg:width="5.5cm" svg:height="2cm" svg:x="21cm" svg:y="53.5cm">
          <text:p text:style-name="P1">Z pre-pass</text:p>
          <draw:enhanced-geometry svg:viewBox="0 0 21600 21600" draw:type="rectangle" draw:enhanced-path="M 0 0 L 21600 0 21600 21600 0 21600 0 0 Z N"/>
        </draw:custom-shape>
        <draw:custom-shape draw:style-name="gr1" draw:text-style-name="P1" draw:id="id114" draw:layer="layout" svg:width="5.5cm" svg:height="2cm" svg:x="21cm" svg:y="56.5cm">
          <text:p text:style-name="P1">Occlusion query<text:line-break/>pass</text:p>
          <draw:enhanced-geometry svg:viewBox="0 0 21600 21600" draw:type="rectangle" draw:enhanced-path="M 0 0 L 21600 0 21600 21600 0 21600 0 0 Z N"/>
        </draw:custom-shape>
        <draw:custom-shape draw:style-name="gr1" draw:text-style-name="P1" draw:id="id115" draw:layer="layout" svg:width="5.5cm" svg:height="2cm" svg:x="21cm" svg:y="59.5cm">
          <text:p text:style-name="P1">Sort by materials</text:p>
          <draw:enhanced-geometry svg:viewBox="0 0 21600 21600" draw:type="rectangle" draw:enhanced-path="M 0 0 L 21600 0 21600 21600 0 21600 0 0 Z N"/>
        </draw:custom-shape>
        <draw:custom-shape draw:style-name="gr1" draw:text-style-name="P1" draw:id="id110" draw:layer="layout" svg:width="5.5cm" svg:height="2cm" svg:x="34.5cm" svg:y="50.5cm">
          <text:p text:style-name="P1">Sort by meshe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37.25cm" svg:y1="52.5cm" svg:x2="37.25cm" svg:y2="53.5cm" draw:start-shape="id110" draw:start-glue-point="2" draw:end-shape="id111" draw:end-glue-point="0" svg:d="m37250 52500v1000">
          <text:p/>
        </draw:connector>
        <draw:connector draw:style-name="gr2" draw:text-style-name="P1" draw:layer="layout" draw:type="line" svg:x1="23.75cm" svg:y1="52.5cm" svg:x2="23.75cm" svg:y2="53.5cm" draw:start-shape="id112" draw:start-glue-point="2" draw:end-shape="id113" draw:end-glue-point="0" svg:d="m23750 52500v1000">
          <text:p/>
        </draw:connector>
        <draw:connector draw:style-name="gr2" draw:text-style-name="P1" draw:layer="layout" draw:type="line" svg:x1="23.75cm" svg:y1="55.5cm" svg:x2="23.75cm" svg:y2="56.5cm" draw:start-shape="id113" draw:start-glue-point="2" draw:end-shape="id114" svg:d="m23750 55500v1000">
          <text:p/>
        </draw:connector>
        <draw:connector draw:style-name="gr2" draw:text-style-name="P1" draw:layer="layout" draw:type="line" svg:x1="23.75cm" svg:y1="58.5cm" svg:x2="23.75cm" svg:y2="59.5cm" draw:start-shape="id114" draw:start-glue-point="2" draw:end-shape="id115" svg:d="m23750 58500v1000">
          <text:p/>
        </draw:connector>
        <draw:connector draw:style-name="gr2" draw:text-style-name="P1" draw:layer="layout" draw:type="line" svg:x1="23.75cm" svg:y1="61.5cm" svg:x2="23.75cm" svg:y2="62.5cm" draw:start-shape="id115" draw:start-glue-point="2" draw:end-shape="id116" draw:end-glue-point="0" svg:d="m23750 61500v1000">
          <text:p/>
        </draw:connector>
        <draw:custom-shape draw:style-name="gr4" draw:text-style-name="P1" draw:id="id117" draw:layer="layout" svg:width="8.5cm" svg:height="3cm" svg:x="19.5cm" svg:y="42.5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23.75cm" svg:y1="45.5cm" svg:x2="23.75cm" svg:y2="47.5cm" draw:start-shape="id117" draw:start-glue-point="2" svg:d="m23750 45500v2000">
          <text:p/>
        </draw:connector>
        <draw:custom-shape draw:style-name="gr4" draw:text-style-name="P1" draw:id="id118" draw:layer="layout" svg:width="8.5cm" svg:height="3cm" svg:x="45cm" svg:y="42.5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49.25cm" svg:y1="45.5cm" svg:x2="49.25cm" svg:y2="47.5cm" draw:start-shape="id118" draw:start-glue-point="2" svg:d="m49250 45500v2000">
          <text:p/>
        </draw:connector>
        <draw:custom-shape draw:style-name="gr4" draw:text-style-name="P1" draw:id="id119" draw:layer="layout" svg:width="9.5cm" svg:height="3cm" svg:x="32.5cm" svg:y="42.5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37.25cm" svg:y1="45.5cm" svg:x2="37.25cm" svg:y2="47.5cm" draw:start-shape="id119" draw:start-glue-point="2" svg:d="m37250 45500v2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 xmlns:grddl="http://www.w3.org/2003/g/data-view#">
    <meta:creation-date>2011-01-19T19:28:39</meta:creation-date>
    <dc:date>2011-01-24T11:01:26.29</dc:date>
    <meta:editing-duration>PT36H35M36S</meta:editing-duration>
    <meta:editing-cycles>195</meta:editing-cycles>
    <meta:generator>OpenOffice.org/3.1$Win32 OpenOffice.org_project/310m19$Build-9420</meta:generator>
    <meta:document-statistic meta:object-count="287"/>
  </office:meta>
</office:document-meta>
</file>